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properties officeooo:paragraph-rsid="000b90a3"/>
    </style:style>
    <style:style style:name="P4" style:family="paragraph" style:parent-style-name="Standard">
      <style:paragraph-properties fo:margin-left="0cm" fo:margin-right="0cm" fo:text-align="start" style:justify-single-word="false" fo:text-indent="0cm" style:auto-text-indent="false"/>
      <style:text-properties officeooo:paragraph-rsid="000b971a"/>
    </style:style>
    <style:style style:name="P5" style:family="paragraph" style:parent-style-name="Standard">
      <style:paragraph-properties fo:margin-left="0cm" fo:margin-right="0cm" fo:text-align="start" style:justify-single-word="false" fo:text-indent="0cm" style:auto-text-indent="false"/>
      <style:text-properties officeooo:paragraph-rsid="001f6642"/>
    </style:style>
    <style:style style:name="P6" style:family="paragraph" style:parent-style-name="Standard">
      <style:paragraph-properties fo:margin-left="0cm" fo:margin-right="0cm" fo:text-align="start" style:justify-single-word="false" fo:text-indent="0cm" style:auto-text-indent="false"/>
      <style:text-properties officeooo:paragraph-rsid="001f6e49"/>
    </style:style>
    <style:style style:name="P7" style:family="paragraph" style:parent-style-name="Standard">
      <style:paragraph-properties fo:margin-left="0cm" fo:margin-right="0cm" fo:text-align="start" style:justify-single-word="false" fo:text-indent="0cm" style:auto-text-indent="false"/>
      <style:text-properties officeooo:paragraph-rsid="0025979b"/>
    </style:style>
    <style:style style:name="P8" style:family="paragraph" style:parent-style-name="Standard">
      <style:paragraph-properties fo:margin-left="0cm" fo:margin-right="0cm" fo:text-align="start" style:justify-single-word="false" fo:text-indent="0cm" style:auto-text-indent="false"/>
      <style:text-properties officeooo:paragraph-rsid="00298411"/>
    </style:style>
    <style:style style:name="P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0" style:family="paragraph" style:parent-style-name="Standard">
      <style:paragraph-properties fo:margin-left="0cm" fo:margin-right="0cm" fo:text-align="start" style:justify-single-word="false" fo:text-indent="0cm" style:auto-text-indent="false"/>
      <style:text-properties style:font-name="Monospace" fo:font-size="10pt" officeooo:paragraph-rsid="000b971a" style:font-size-asian="10pt"/>
    </style:style>
    <style:style style:name="P1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properties style:font-name="Monospace" fo:font-size="10pt" officeooo:paragraph-rsid="0007960c"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properties style:font-name="Monospace" fo:font-size="10pt" style:text-underline-style="solid" style:text-underline-width="auto" style:text-underline-color="font-color" fo:font-weight="bold" officeooo:rsid="00080725" officeooo:paragraph-rsid="001f7da3" style:font-size-asian="10pt" style:font-weight-asian="bold" style:font-size-complex="10pt" style:font-weight-complex="bold"/>
    </style:style>
    <style:style style:name="P14" style:family="paragraph" style:parent-style-name="Standard">
      <style:paragraph-properties fo:margin-left="0cm" fo:margin-right="0cm" fo:text-align="start" style:justify-single-word="false" fo:text-indent="0cm" style:auto-text-indent="false"/>
      <style:text-properties style:font-name="Monospace" fo:font-size="10pt" style:text-underline-style="none"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properties fo:font-size="10pt" fo:font-style="normal" style:text-underline-style="none" style:font-size-asian="10pt" style:font-style-asian="normal" style:font-size-complex="10pt" style:font-style-complex="normal"/>
    </style:style>
    <style:style style:name="P16" style:family="paragraph" style:parent-style-name="Standard">
      <style:paragraph-properties fo:margin-left="0cm" fo:margin-right="0cm" fo:text-align="start" style:justify-single-word="false" fo:text-indent="0cm" style:auto-text-indent="false"/>
      <style:text-properties fo:font-size="10pt" fo:font-style="normal" style:text-underline-style="none" fo:font-weight="normal" officeooo:rsid="0021a7e5" officeooo:paragraph-rsid="0021a7e5"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0pt" fo:font-style="normal" style:text-underline-style="none" fo:font-weight="normal" officeooo:rsid="0021db95" officeooo:paragraph-rsid="0021db95"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0pt" fo:font-style="normal" style:text-underline-style="none" fo:font-weight="bold" officeooo:rsid="00229f9c" officeooo:paragraph-rsid="00229f9c" style:font-size-asian="10pt" style:font-style-asian="normal" style:font-weight-asian="bold" style:font-size-complex="10pt" style:font-style-complex="normal"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bold" officeooo:rsid="00080725" officeooo:paragraph-rsid="000b971a" style:font-size-asian="10pt" style:font-weight-asian="bold" style:font-size-complex="10pt" style:font-weight-complex="bold"/>
    </style:style>
    <style:style style:name="P20"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bold" officeooo:rsid="00229f9c" officeooo:paragraph-rsid="00229f9c" style:font-size-asian="10pt" style:font-weight-asian="bold" style:font-size-complex="10pt" style:font-weight-complex="bold"/>
    </style:style>
    <style:style style:name="P21"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normal" officeooo:rsid="002316b0" officeooo:paragraph-rsid="002316b0" style:font-size-asian="10pt" style:font-weight-asian="normal" style:font-size-complex="10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normal" officeooo:rsid="0024427e" officeooo:paragraph-rsid="0024427e" style:font-size-asian="10pt" style:font-weight-asian="normal" style:font-size-complex="10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0pt" style:text-underline-style="none"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properties fo:font-size="10pt" style:text-underline-style="none" officeooo:paragraph-rsid="0007960c"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fo:font-weight="bold" officeooo:paragraph-rsid="0007960c" style:font-size-asian="12pt" style:font-weight-asian="bold" style:font-size-complex="12pt" style:font-weight-complex="bold"/>
    </style:style>
    <style:style style:name="P27"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fo:font-weight="bold" officeooo:paragraph-rsid="0020f0d2" style:font-size-asian="12pt" style:font-weight-asian="bold" style:font-size-complex="12pt" style:font-weight-complex="bold"/>
    </style:style>
    <style:style style:name="P28" style:family="paragraph" style:parent-style-name="Standard">
      <style:paragraph-properties fo:margin-left="0cm" fo:margin-right="0cm" fo:text-align="start" style:justify-single-word="false" fo:text-indent="0cm" style:auto-text-indent="false"/>
      <style:text-properties fo:font-weight="normal" officeooo:rsid="000b971a" officeooo:paragraph-rsid="001f6642"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font-weight="normal" officeooo:rsid="000b971a" officeooo:paragraph-rsid="001f6e49" style:font-weight-asian="normal" style:font-weight-complex="normal"/>
    </style:style>
    <style:style style:name="P30" style:family="paragraph" style:parent-style-name="Standard">
      <style:paragraph-properties fo:margin-left="0cm" fo:margin-right="0cm" fo:text-align="center" style:justify-single-word="false" fo:text-indent="0cm" style:auto-text-indent="false"/>
      <style:text-properties style:font-name="Monospace" fo:font-size="14pt"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Standard">
      <style:paragraph-properties fo:margin-left="0cm" fo:margin-right="0cm" fo:text-align="center" style:justify-single-word="false" fo:text-indent="0cm" style:auto-text-indent="false"/>
      <style:text-properties style:font-name="Monospace" fo:font-size="14pt" style:text-underline-style="solid" style:text-underline-width="auto" style:text-underline-color="font-color" fo:font-weight="bold" officeooo:paragraph-rsid="0007960c" style:font-size-asian="14pt" style:font-weight-asian="bold" style:font-size-complex="14pt" style:font-weight-complex="bold"/>
    </style:style>
    <style:style style:name="P32" style:family="paragraph" style:parent-style-name="Standard">
      <style:paragraph-properties fo:margin-left="0cm" fo:margin-right="0cm" fo:text-align="center" style:justify-single-word="false" fo:text-indent="0cm" style:auto-text-indent="false"/>
      <style:text-properties style:font-name="Monospace" fo:font-size="14pt" style:text-underline-style="none" fo:font-weight="normal" officeooo:rsid="00078f6e" officeooo:paragraph-rsid="00078f6e" style:font-size-asian="14pt" style:font-weight-asian="normal" style:font-size-complex="14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Monospace" fo:font-size="10pt" style:text-underline-style="none" fo:font-weight="bold" style:font-size-asian="10pt" style:font-weight-asian="bold" style:font-size-complex="10pt" style:font-weight-complex="bold"/>
    </style:style>
    <style:style style:name="P34" style:family="paragraph" style:parent-style-name="Standard">
      <style:paragraph-properties fo:margin-left="0cm" fo:margin-right="0cm" fo:text-align="start" style:justify-single-word="false" fo:text-indent="0cm" style:auto-text-indent="false"/>
      <style:text-properties style:font-name="Monospace" fo:font-size="10pt" style:text-underline-style="none" fo:font-weight="normal" officeooo:rsid="00080725" officeooo:paragraph-rsid="0007960c" style:font-size-asian="8.75pt" style:font-weight-asian="normal"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properties style:font-name="Monospace" fo:font-size="10pt" style:text-underline-style="none" fo:font-weight="normal" officeooo:rsid="00080725" officeooo:paragraph-rsid="0020f0d2" style:font-size-asian="8.75pt" style:font-weight-asian="normal" style:font-size-complex="10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Monospace" fo:font-size="12pt" style:text-underline-style="none" fo:font-weight="normal" officeooo:rsid="00080725" officeooo:paragraph-rsid="0007960c" style:font-size-asian="12pt" style:font-weight-asian="normal" style:font-size-complex="12pt"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color="#000000" style:font-name="Monospace" fo:font-size="10pt" style:text-underline-style="solid" style:text-underline-width="auto" style:text-underline-color="font-color" fo:font-weight="bold" officeooo:rsid="00080725" officeooo:paragraph-rsid="00080725" style:font-size-asian="10pt" style:font-weight-asian="bold" style:font-size-complex="10pt" style:font-weight-complex="bold"/>
    </style:style>
    <style:style style:name="P38"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0b971a" officeooo:paragraph-rsid="001f6e49" style:font-size-asian="10pt" style:font-weight-asian="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officeooo:rsid="000b971a" officeooo:paragraph-rsid="001f6642" style:font-size-asian="10pt" style:font-weight-asian="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000000" style:font-name="Monospace" fo:font-size="10pt" style:text-underline-style="none" fo:font-weight="bold" officeooo:rsid="00080725" officeooo:paragraph-rsid="00080725" style:font-size-asian="10pt" style:font-weight-asian="bold" style:font-size-complex="10pt" style:font-weight-complex="bold"/>
    </style:style>
    <style:style style:name="P41" style:family="paragraph" style:parent-style-name="Standard">
      <style:paragraph-properties fo:margin-left="0cm" fo:margin-right="0cm" fo:text-align="start" style:justify-single-word="false" fo:text-indent="0cm" style:auto-text-indent="false"/>
      <style:text-properties fo:color="#000000" style:font-name="Monospace" fo:font-size="10pt" style:text-underline-style="none" fo:font-weight="bold" officeooo:rsid="002316b0" officeooo:paragraph-rsid="002316b0" style:font-size-asian="10pt" style:font-weight-asian="bold" style:font-size-complex="10pt" style:font-weight-complex="bold"/>
    </style:style>
    <style:style style:name="P42" style:family="paragraph" style:parent-style-name="Standard">
      <style:paragraph-properties fo:margin-left="0cm" fo:margin-right="0cm" fo:text-align="start" style:justify-single-word="false" fo:text-indent="0cm" style:auto-text-indent="false"/>
      <style:text-properties fo:color="#000000" style:font-name="Monospace" fo:font-size="10pt" style:text-underline-style="none" fo:font-weight="normal" officeooo:rsid="00229f9c" officeooo:paragraph-rsid="00229f9c" style:font-size-asian="10pt" style:font-weight-asian="normal" style:font-size-complex="10pt"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color="#000000" style:font-name="Monospace" fo:font-size="10pt" style:text-underline-style="none" fo:font-weight="normal" officeooo:rsid="002316b0" officeooo:paragraph-rsid="002316b0" style:font-size-asian="10pt" style:font-weight-asian="normal" style:font-size-complex="10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1f6642" style:font-size-asian="10pt"/>
    </style:style>
    <style:style style:name="P45" style:family="paragraph" style:parent-style-name="Standard">
      <style:paragraph-properties fo:margin-left="0cm" fo:margin-right="0cm" fo:text-align="start" style:justify-single-word="false" fo:text-indent="0cm" style:auto-text-indent="false"/>
      <style:text-properties fo:color="#000000" style:font-name="Monospace" fo:font-size="10pt" fo:font-style="normal" style:text-underline-style="none" fo:font-weight="normal" officeooo:rsid="0021a7e5" officeooo:paragraph-rsid="0021a7e5"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color="#000000" style:font-name="Monospace" fo:font-size="10pt" fo:font-style="normal" style:text-underline-style="none" fo:font-weight="normal" officeooo:rsid="00229f9c" officeooo:paragraph-rsid="0021db95"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color="#000000" style:font-name="Monospace" fo:font-size="10pt" fo:font-style="normal" style:text-underline-style="none" fo:font-weight="normal" officeooo:rsid="00229f9c" officeooo:paragraph-rsid="00229f9c"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000000" style:font-name="Monospace" fo:font-size="10pt" fo:font-style="normal" style:text-underline-style="none" fo:font-weight="bold" officeooo:rsid="00229f9c" officeooo:paragraph-rsid="00229f9c" style:font-size-asian="10pt" style:font-style-asian="normal" style:font-weight-asian="bold" style:font-size-complex="10pt" style:font-style-complex="normal" style:font-weight-complex="bold"/>
    </style:style>
    <style:style style:name="P49" style:family="paragraph" style:parent-style-name="Standard">
      <style:paragraph-properties fo:margin-left="0cm" fo:margin-right="0cm" fo:text-align="start" style:justify-single-word="false" fo:text-indent="0cm" style:auto-text-indent="false"/>
      <style:text-properties fo:color="#3f7f5f" style:font-name="Monospace" fo:font-size="10pt" officeooo:paragraph-rsid="000b971a" style:font-size-asian="10pt"/>
    </style:style>
    <style:style style:name="P50" style:family="paragraph" style:parent-style-name="Standard">
      <style:paragraph-properties fo:margin-left="0cm" fo:margin-right="0cm" fo:text-align="start" style:justify-single-word="false" fo:text-indent="0cm" style:auto-text-indent="false"/>
      <style:text-properties fo:color="#3f7f5f" style:font-name="Monospace" fo:font-size="10pt" officeooo:paragraph-rsid="00298411" style:font-size-asian="10pt"/>
    </style:style>
    <style:style style:name="P51" style:family="paragraph" style:parent-style-name="Standard">
      <style:paragraph-properties fo:margin-left="0cm" fo:margin-right="0cm" fo:text-align="start" style:justify-single-word="false" fo:text-indent="0cm" style:auto-text-indent="false"/>
      <style:text-properties officeooo:paragraph-rsid="002a4514"/>
    </style:style>
    <style:style style:name="P52" style:family="paragraph" style:parent-style-name="Standard">
      <style:paragraph-properties fo:margin-left="0cm" fo:margin-right="0cm" fo:text-align="start" style:justify-single-word="false" fo:text-indent="0cm" style:auto-text-indent="false"/>
      <style:text-properties fo:font-size="10pt" officeooo:paragraph-rsid="0021a7e5" style:font-size-asian="10pt"/>
    </style:style>
    <style:style style:name="T1" style:family="text">
      <style:text-properties style:font-name="Monospace"/>
    </style:style>
    <style:style style:name="T2" style:family="text">
      <style:text-properties style:font-name="Monospace" style:text-underline-style="none" fo:font-weight="normal" style:font-weight-asian="normal" style:font-weight-complex="normal"/>
    </style:style>
    <style:style style:name="T3" style:family="text">
      <style:text-properties style:font-name="Monospace" style:text-underline-style="none" fo:font-weight="normal" officeooo:rsid="00078f6e" style:font-weight-asian="normal" style:font-weight-complex="normal"/>
    </style:style>
    <style:style style:name="T4" style:family="text">
      <style:text-properties style:font-name="Monospace" style:text-underline-style="none" fo:font-weight="normal" officeooo:rsid="00080725" style:font-weight-asian="normal" style:font-weight-complex="normal"/>
    </style:style>
    <style:style style:name="T5" style:family="text">
      <style:text-properties style:font-name="Monospace" style:text-underline-style="none" fo:font-weight="normal" officeooo:rsid="0021a7e5" style:font-weight-asian="normal" style:font-weight-complex="normal"/>
    </style:style>
    <style:style style:name="T6" style:family="text">
      <style:text-properties style:font-name="Monospace" fo:font-weight="bold" style:font-weight-asian="bold" style:font-weight-complex="bold"/>
    </style:style>
    <style:style style:name="T7" style:family="text">
      <style:text-properties style:font-name="Monospace" officeooo:rsid="0007960c"/>
    </style:style>
    <style:style style:name="T8" style:family="text">
      <style:text-properties style:font-name="Monospace" officeooo:rsid="0020f0d2"/>
    </style:style>
    <style:style style:name="T9" style:family="text">
      <style:text-properties fo:color="#212121" style:font-name="Monospace"/>
    </style:style>
    <style:style style:name="T10" style:family="text">
      <style:text-properties fo:color="#000000"/>
    </style:style>
    <style:style style:name="T11" style:family="text">
      <style:text-properties fo:color="#000000" style:font-name="Monospace"/>
    </style:style>
    <style:style style:name="T12" style:family="text">
      <style:text-properties fo:color="#000000" style:font-name="Monospace" fo:font-size="10pt" style:font-size-asian="10pt"/>
    </style:style>
    <style:style style:name="T13" style:family="text">
      <style:text-properties fo:color="#000000" style:font-name="Monospace" fo:font-size="10pt" officeooo:rsid="000a49e0" style:font-size-asian="10pt"/>
    </style:style>
    <style:style style:name="T14" style:family="text">
      <style:text-properties fo:color="#000000" style:font-name="Monospace" fo:font-size="10pt" officeooo:rsid="000b90a3" style:font-size-asian="10pt"/>
    </style:style>
    <style:style style:name="T15" style:family="text">
      <style:text-properties fo:color="#000000" style:font-name="Monospace" fo:font-size="10pt" officeooo:rsid="000c6102" style:font-size-asian="10pt"/>
    </style:style>
    <style:style style:name="T16" style:family="text">
      <style:text-properties fo:color="#000000" style:font-name="Monospace" fo:font-size="10pt" officeooo:rsid="000c8999" style:font-size-asian="10pt"/>
    </style:style>
    <style:style style:name="T17" style:family="text">
      <style:text-properties fo:color="#000000" style:font-name="Monospace" fo:font-size="10pt" officeooo:rsid="000fa5f2" style:font-size-asian="10pt"/>
    </style:style>
    <style:style style:name="T18" style:family="text">
      <style:text-properties fo:color="#000000" style:font-name="Monospace" fo:font-size="10pt" officeooo:rsid="00106eeb" style:font-size-asian="10pt"/>
    </style:style>
    <style:style style:name="T19" style:family="text">
      <style:text-properties fo:color="#000000" style:font-name="Monospace" fo:font-size="10pt" officeooo:rsid="001217ee" style:font-size-asian="10pt"/>
    </style:style>
    <style:style style:name="T20" style:family="text">
      <style:text-properties fo:color="#000000" style:font-name="Monospace" fo:font-size="10pt" officeooo:rsid="00124924" style:font-size-asian="10pt"/>
    </style:style>
    <style:style style:name="T21" style:family="text">
      <style:text-properties fo:color="#000000" style:font-name="Monospace" fo:font-size="10pt" officeooo:rsid="0014058c" style:font-size-asian="10pt"/>
    </style:style>
    <style:style style:name="T22" style:family="text">
      <style:text-properties fo:color="#000000" style:font-name="Monospace" fo:font-size="10pt" officeooo:rsid="0015c42b" style:font-size-asian="10pt"/>
    </style:style>
    <style:style style:name="T23" style:family="text">
      <style:text-properties fo:color="#000000" style:font-name="Monospace" fo:font-size="10pt" officeooo:rsid="0018e4dc" style:font-size-asian="10pt"/>
    </style:style>
    <style:style style:name="T24" style:family="text">
      <style:text-properties fo:color="#000000" style:font-name="Monospace" fo:font-size="10pt" officeooo:rsid="00199e36" style:font-size-asian="10pt"/>
    </style:style>
    <style:style style:name="T25" style:family="text">
      <style:text-properties fo:color="#000000" style:font-name="Monospace" fo:font-size="10pt" officeooo:rsid="001b050a" style:font-size-asian="10pt"/>
    </style:style>
    <style:style style:name="T26" style:family="text">
      <style:text-properties fo:color="#000000" style:font-name="Monospace" fo:font-size="10pt" officeooo:rsid="001b7bce" style:font-size-asian="10pt"/>
    </style:style>
    <style:style style:name="T27" style:family="text">
      <style:text-properties fo:color="#000000" style:font-name="Monospace" fo:font-size="10pt" officeooo:rsid="001d6d71" style:font-size-asian="10pt"/>
    </style:style>
    <style:style style:name="T28" style:family="text">
      <style:text-properties fo:color="#000000" style:font-name="Monospace" fo:font-size="10pt" style:font-size-asian="10pt"/>
    </style:style>
    <style:style style:name="T29" style:family="text">
      <style:text-properties fo:color="#000000" style:font-name="Monospace" fo:font-size="10pt" style:text-underline-style="none" fo:font-weight="normal" officeooo:rsid="0025979b" style:font-size-asian="10pt" style:font-weight-asian="normal" style:font-size-complex="10pt" style:font-weight-complex="normal"/>
    </style:style>
    <style:style style:name="T30" style:family="text">
      <style:text-properties fo:color="#000000" style:font-name="Monospace" fo:font-size="10pt" style:text-underline-style="none" fo:font-weight="normal" officeooo:rsid="00283d93" style:font-size-asian="10pt" style:font-weight-asian="normal" style:font-size-complex="10pt" style:font-weight-complex="normal"/>
    </style:style>
    <style:style style:name="T31" style:family="text">
      <style:text-properties fo:color="#000000" style:font-name="Monospace" fo:font-size="10pt" fo:font-weight="bold" officeooo:rsid="000a49e0" style:font-size-asian="10pt" style:font-weight-asian="bold" style:font-weight-complex="bold"/>
    </style:style>
    <style:style style:name="T32" style:family="text">
      <style:text-properties fo:color="#000000" style:font-name="Monospace" fo:font-size="10pt" fo:font-weight="bold" officeooo:rsid="000b90a3" style:font-size-asian="10pt" style:font-weight-asian="bold" style:font-weight-complex="bold"/>
    </style:style>
    <style:style style:name="T33" style:family="text">
      <style:text-properties fo:color="#000000" style:font-name="Monospace" style:text-underline-style="none"/>
    </style:style>
    <style:style style:name="T34" style:family="text">
      <style:text-properties fo:color="#000000" style:font-name="Monospace" style:text-underline-style="none" fo:font-weight="normal" style:font-weight-asian="normal" style:font-weight-complex="normal"/>
    </style:style>
    <style:style style:name="T35" style:family="text">
      <style:text-properties fo:color="#000000" style:font-name="Monospace" style:text-underline-style="none" officeooo:rsid="0025979b"/>
    </style:style>
    <style:style style:name="T36" style:family="text">
      <style:text-properties fo:color="#000000" style:font-name="Monospace" style:text-underline-style="none" officeooo:rsid="0025f417"/>
    </style:style>
    <style:style style:name="T37" style:family="text">
      <style:text-properties fo:color="#000000" style:font-name="Monospace" officeooo:rsid="000b971a"/>
    </style:style>
    <style:style style:name="T38" style:family="text">
      <style:text-properties fo:color="#000000" style:font-name="Monospace" officeooo:rsid="0021db95"/>
    </style:style>
    <style:style style:name="T39" style:family="text">
      <style:text-properties fo:color="#000000" style:font-name="Monospace" officeooo:rsid="00229f9c"/>
    </style:style>
    <style:style style:name="T40" style:family="text">
      <style:text-properties fo:color="#000000" style:font-name="Monospace" fo:font-style="normal" style:text-underline-style="none" fo:font-weight="normal" style:font-style-asian="normal" style:font-weight-asian="normal" style:font-style-complex="normal" style:font-weight-complex="normal"/>
    </style:style>
    <style:style style:name="T41" style:family="text">
      <style:text-properties fo:color="#000000" style:font-name="Monospace" officeooo:rsid="002316b0"/>
    </style:style>
    <style:style style:name="T42" style:family="text">
      <style:text-properties fo:color="#000000" style:font-name="Monospace" style:text-underline-style="solid" style:text-underline-width="auto" style:text-underline-color="font-color" fo:font-weight="bold" officeooo:rsid="000b971a" style:font-weight-asian="bold" style:font-size-complex="10pt" style:font-weight-complex="bold"/>
    </style:style>
    <style:style style:name="T43" style:family="text">
      <style:text-properties fo:color="#000000" style:font-name="Monospace" style:text-underline-style="solid" style:text-underline-width="auto" style:text-underline-color="font-color" fo:font-weight="bold" officeooo:rsid="0021a7e5" style:font-weight-asian="bold" style:font-size-complex="10pt" style:font-weight-complex="bold"/>
    </style:style>
    <style:style style:name="T44" style:family="text">
      <style:text-properties fo:color="#000000" officeooo:rsid="000b971a"/>
    </style:style>
    <style:style style:name="T45" style:family="text">
      <style:text-properties fo:color="#000000" officeooo:rsid="001f7da3"/>
    </style:style>
    <style:style style:name="T46" style:family="text">
      <style:text-properties fo:color="#3f7f5f" style:font-name="Monospace" fo:font-size="10pt" style:font-size-asian="10pt"/>
    </style:style>
    <style:style style:name="T47" style:family="text">
      <style:text-properties fo:color="#3f7f5f" style:font-name="Monospace" fo:font-size="10pt" officeooo:rsid="000a49e0" style:font-size-asian="10pt"/>
    </style:style>
    <style:style style:name="T48" style:family="text">
      <style:text-properties fo:color="#3f7f5f" style:font-name="Monospace" fo:font-size="10pt" style:font-size-asian="10pt"/>
    </style:style>
    <style:style style:name="T49" style:family="text">
      <style:text-properties fo:color="#3f7f5f" style:font-name="Monospace" fo:font-size="10pt" style:text-underline-style="solid" style:text-underline-width="auto" style:text-underline-color="font-color" style:font-size-asian="10pt"/>
    </style:style>
    <style:style style:name="T50" style:family="text">
      <style:text-properties fo:color="#3f7f5f" style:font-name="Monospace" fo:font-size="10pt" style:text-underline-style="solid" style:text-underline-width="auto" style:text-underline-color="font-color" style:font-size-asian="10pt"/>
    </style:style>
    <style:style style:name="T51" style:family="text">
      <style:text-properties fo:color="#3f7f5f" style:font-name="Monospace" fo:font-size="10pt" fo:background-color="#ffff80" loext:char-shading-value="0" style:font-size-asian="10pt"/>
    </style:style>
    <style:style style:name="T52" style:family="text">
      <style:text-properties fo:color="#3f7f5f" style:font-name="Monospace" fo:font-size="10pt" fo:background-color="#ffff80" loext:char-shading-value="0"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TE RENDU TD4 TAT</text:p>
      <text:p text:style-name="P32">(Chafik El Ghandour / Ismaël Zakari Touré)</text:p>
      <text:p text:style-name="P30"/>
      <text:p text:style-name="P30"/>
      <text:p text:style-name="P11"/>
      <text:p text:style-name="P25"><text:span text:style-name="T1">QUESTION 1 :</text:span><text:span text:style-name="T2"> </text:span><text:span text:style-name="T3">Commentaires expliquant les propriétés de l'invariant</text:span></text:p>
      <text:p text:style-name="P11"/>
      <text:p text:style-name="P33">Prop 1:</text:p>
      <text:p text:style-name="P15"><text:span text:style-name="T9">Il</text:span><text:span text:style-name="T1"> y a </text:span><text:span text:style-name="T9">entre</text:span><text:span text:style-name="T1"> 0 </text:span><text:span text:style-name="T9">et</text:span><text:span text:style-name="T1"> 50 </text:span><text:span text:style-name="T9">incompatibilités</text:span><text:span text:style-name="T1"> possibles </text:span><text:span text:style-name="T9">entre</text:span><text:span text:style-name="T1"> </text:span><text:span text:style-name="T9">produits</text:span><text:span text:style-name="T1">.</text:span></text:p>
      <text:p text:style-name="P14"/>
      <text:p text:style-name="P33">Prop 2:</text:p>
      <text:p text:style-name="P23"><text:span text:style-name="T9">Il</text:span><text:span text:style-name="T1"> y a </text:span><text:span text:style-name="T9">entre</text:span><text:span text:style-name="T1"> 0 </text:span><text:span text:style-name="T9">et</text:span><text:span text:style-name="T1"> 30 affections </text:span><text:span text:style-name="T9">de</text:span><text:span text:style-name="T1"> </text:span><text:span text:style-name="T9">produits</text:span><text:span text:style-name="T1"> possibles </text:span><text:span text:style-name="T9">dans</text:span><text:span text:style-name="T1"> </text:span><text:span text:style-name="T9">les</text:span><text:span text:style-name="T1"> </text:span><text:span text:style-name="T9">bâtiments</text:span><text:span text:style-name="T1">.</text:span></text:p>
      <text:p text:style-name="P23"><text:span text:style-name="T1">(</text:span><text:span text:style-name="T9">Il</text:span><text:span text:style-name="T1"> y a 30 places pour </text:span><text:span text:style-name="T9">les</text:span><text:span text:style-name="T1"> </text:span><text:span text:style-name="T9">produits</text:span><text:span text:style-name="T1"> </text:span><text:span text:style-name="T9">dans</text:span><text:span text:style-name="T1"> </text:span><text:span text:style-name="T9">les</text:span><text:span text:style-name="T1"> </text:span><text:span text:style-name="T9">bâtiments</text:span><text:span text:style-name="T1">)</text:span></text:p>
      <text:p text:style-name="P14"/>
      <text:p text:style-name="P33">Prop 3:</text:p>
      <text:p text:style-name="P23"><text:span text:style-name="T9">Les</text:span><text:span text:style-name="T1"> </text:span><text:span text:style-name="T9">incompatibilités</text:span><text:span text:style-name="T1"> </text:span><text:span text:style-name="T9">ne</text:span><text:span text:style-name="T1"> </text:span><text:span text:style-name="T9">sont</text:span><text:span text:style-name="T1"> possibles qu'entre </text:span><text:span text:style-name="T9">deux</text:span><text:span text:style-name="T1"> </text:span><text:span text:style-name="T9">produits</text:span><text:span text:style-name="T1"> (variables </text:span><text:span text:style-name="T9">commençant</text:span><text:span text:style-name="T1"> par "</text:span><text:span text:style-name="T9">Prod</text:span><text:span text:style-name="T1">").</text:span></text:p>
      <text:p text:style-name="P23"><text:span text:style-name="T9">Le</text:span><text:span text:style-name="T1"> tableau </text:span><text:span text:style-name="T9">des</text:span><text:span text:style-name="T1"> </text:span><text:span text:style-name="T9">incompatibilités</text:span><text:span text:style-name="T1"> "</text:span><text:span text:style-name="T9">incomp</text:span><text:span text:style-name="T1">" </text:span><text:span text:style-name="T9">ne</text:span><text:span text:style-name="T1"> </text:span><text:span text:style-name="T9">contient</text:span><text:span text:style-name="T1"> </text:span><text:span text:style-name="T9">que</text:span><text:span text:style-name="T1"> </text:span><text:span text:style-name="T9">des</text:span><text:span text:style-name="T1"> </text:span><text:span text:style-name="T9">paires</text:span><text:span text:style-name="T1"> </text:span><text:span text:style-name="T9">de</text:span><text:span text:style-name="T1"> </text:span><text:span text:style-name="T9">produits</text:span><text:span text:style-name="T1">.</text:span></text:p>
      <text:p text:style-name="P14"/>
      <text:p text:style-name="P33">Prop 4:</text:p>
      <text:p text:style-name="P23"><text:span text:style-name="T9">Les</text:span><text:span text:style-name="T1"> affectations </text:span><text:span text:style-name="T9">ne</text:span><text:span text:style-name="T1"> </text:span><text:span text:style-name="T9">sont</text:span><text:span text:style-name="T1"> possibles qu'entre </text:span><text:span text:style-name="T9">un</text:span><text:span text:style-name="T1"> </text:span><text:span text:style-name="T9">bâtiment</text:span><text:span text:style-name="T1">(variable </text:span><text:span text:style-name="T9">commençant</text:span><text:span text:style-name="T1"> par "Bat") </text:span><text:span text:style-name="T9">et</text:span><text:span text:style-name="T1"> </text:span><text:span text:style-name="T9">un</text:span><text:span text:style-name="T1"> </text:span><text:span text:style-name="T9">produit</text:span><text:span text:style-name="T1">.</text:span></text:p>
      <text:p text:style-name="P23"><text:span text:style-name="T9">Le</text:span><text:span text:style-name="T1"> tableau </text:span><text:span text:style-name="T9">des</text:span><text:span text:style-name="T1"> affectations "assign" </text:span><text:span text:style-name="T9">ne</text:span><text:span text:style-name="T1"> </text:span><text:span text:style-name="T9">contient</text:span><text:span text:style-name="T1"> </text:span><text:span text:style-name="T9">que</text:span><text:span text:style-name="T1"> </text:span><text:span text:style-name="T9">des</text:span><text:span text:style-name="T1"> couples &lt;Bâtiment, </text:span><text:span text:style-name="T9">Produit</text:span><text:span text:style-name="T1">&gt;.</text:span></text:p>
      <text:p text:style-name="P14"/>
      <text:p text:style-name="P33">Prop 5:</text:p>
      <text:p text:style-name="P23"><text:span text:style-name="T9">Un</text:span><text:span text:style-name="T1"> </text:span><text:span text:style-name="T9">produit</text:span><text:span text:style-name="T1"> </text:span><text:span text:style-name="T9">ne</text:span><text:span text:style-name="T1"> </text:span><text:span text:style-name="T9">peut</text:span><text:span text:style-name="T1"> pas </text:span><text:span text:style-name="T9">être</text:span><text:span text:style-name="T1"> incompatible </text:span><text:span text:style-name="T9">avec</text:span><text:span text:style-name="T1"> </text:span><text:span text:style-name="T9">lui</text:span><text:span text:style-name="T1"> </text:span><text:span text:style-name="T9">même</text:span><text:span text:style-name="T1">.</text:span></text:p>
      <text:p text:style-name="P23"><text:span text:style-name="T9">Un</text:span><text:span text:style-name="T1"> </text:span><text:span text:style-name="T9">produit</text:span><text:span text:style-name="T1"> </text:span><text:span text:style-name="T9">est</text:span><text:span text:style-name="T1"> compatible </text:span><text:span text:style-name="T9">avec</text:span><text:span text:style-name="T1"> </text:span><text:span text:style-name="T9">lui</text:span><text:span text:style-name="T1"> </text:span><text:span text:style-name="T9">même</text:span><text:span text:style-name="T1">.</text:span></text:p>
      <text:p text:style-name="P23"><text:span text:style-name="T9">Le</text:span><text:span text:style-name="T1"> tableau d'incompatibilité </text:span><text:span text:style-name="T9">ne</text:span><text:span text:style-name="T1"> </text:span><text:span text:style-name="T9">contient</text:span><text:span text:style-name="T1"> </text:span><text:span text:style-name="T9">aucune</text:span><text:span text:style-name="T1"> </text:span><text:span text:style-name="T9">paire</text:span><text:span text:style-name="T1"> </text:span><text:span text:style-name="T9">de</text:span><text:span text:style-name="T1"> </text:span><text:span text:style-name="T9">deux</text:span><text:span text:style-name="T1">(2) </text:span><text:span text:style-name="T9">même</text:span><text:span text:style-name="T1"> </text:span><text:span text:style-name="T9">produit</text:span><text:span text:style-name="T1">.</text:span></text:p>
      <text:p text:style-name="P14"/>
      <text:p text:style-name="P23"><text:span text:style-name="T6">Prop 6</text:span><text:span text:style-name="T1">:</text:span></text:p>
      <text:p text:style-name="P23"><text:span text:style-name="T9">Si</text:span><text:span text:style-name="T1"> </text:span><text:span text:style-name="T9">un</text:span><text:span text:style-name="T1"> </text:span><text:span text:style-name="T9">produit</text:span><text:span text:style-name="T1"> ProdA </text:span><text:span text:style-name="T9">est</text:span><text:span text:style-name="T1"> incompatible </text:span><text:span text:style-name="T9">avec</text:span><text:span text:style-name="T1"> </text:span><text:span text:style-name="T9">un</text:span><text:span text:style-name="T1"> </text:span><text:span text:style-name="T9">produit</text:span><text:span text:style-name="T1"> ProdB </text:span><text:span text:style-name="T9">alors</text:span><text:span text:style-name="T1"> </text:span><text:span text:style-name="T9">le</text:span><text:span text:style-name="T1"> </text:span><text:span text:style-name="T9">produit</text:span><text:span text:style-name="T1"> prodB </text:span><text:span text:style-name="T9">est</text:span><text:span text:style-name="T1"> incompatible </text:span><text:span text:style-name="T9">avec</text:span><text:span text:style-name="T1"> </text:span><text:span text:style-name="T9">le</text:span><text:span text:style-name="T1"> </text:span><text:span text:style-name="T9">produit</text:span><text:span text:style-name="T1"> ProdA.</text:span></text:p>
      <text:p text:style-name="P23"><text:span text:style-name="T1">Pour </text:span><text:span text:style-name="T9">tout</text:span><text:span text:style-name="T1"> couple d'incompatibilité </text:span><text:span text:style-name="T9">entre</text:span><text:span text:style-name="T1"> 2 </text:span><text:span text:style-name="T9">produits</text:span><text:span text:style-name="T1"> &lt;ProdA, ProdB&gt; </text:span><text:span text:style-name="T9">dans</text:span><text:span text:style-name="T1"> </text:span><text:span text:style-name="T9">le</text:span><text:span text:style-name="T1"> tableau d'incompatibilité, </text:span><text:span text:style-name="T9">il</text:span><text:span text:style-name="T1"> </text:span><text:span text:style-name="T9">exite</text:span><text:span text:style-name="T1"> </text:span><text:span text:style-name="T9">le</text:span><text:span text:style-name="T1"> couple d'incompatibilité &lt;ProdB, ProdA&gt; </text:span><text:span text:style-name="T9">dans</text:span><text:span text:style-name="T1"> </text:span><text:span text:style-name="T9">le</text:span><text:span text:style-name="T1"> tableau d'incompatibilité.</text:span></text:p>
      <text:p text:style-name="P14"/>
      <text:p text:style-name="P33">Prop 7:</text:p>
      <text:p text:style-name="P23"><text:span text:style-name="T1">Pour </text:span><text:span text:style-name="T9">tous</text:span><text:span text:style-name="T1"> </text:span><text:span text:style-name="T9">produits</text:span><text:span text:style-name="T1"> ProdA </text:span><text:span text:style-name="T9">et</text:span><text:span text:style-name="T1"> ProdB, </text:span><text:span text:style-name="T9">tous</text:span><text:span text:style-name="T1"> </text:span><text:span text:style-name="T9">deux</text:span><text:span text:style-name="T1"> </text:span><text:span text:style-name="T9">présents</text:span><text:span text:style-name="T1"> </text:span><text:span text:style-name="T9">dans</text:span><text:span text:style-name="T1"> </text:span><text:span text:style-name="T9">le</text:span><text:span text:style-name="T1"> </text:span><text:span text:style-name="T9">même</text:span><text:span text:style-name="T1"> </text:span><text:span text:style-name="T9">bâtiment</text:span><text:span text:style-name="T1"> Bat1, </text:span><text:span text:style-name="T9">les</text:span><text:span text:style-name="T1"> </text:span><text:span text:style-name="T9">produits</text:span><text:span text:style-name="T1"> A </text:span><text:span text:style-name="T9">et</text:span><text:span text:style-name="T1"> B </text:span><text:span text:style-name="T9">sont</text:span><text:span text:style-name="T1"> </text:span><text:span text:style-name="T9">incompatibles</text:span><text:span text:style-name="T1">.</text:span></text:p>
      <text:p text:style-name="P24"><text:span text:style-name="T1">Pour </text:span><text:span text:style-name="T9">toutes</text:span><text:span text:style-name="T1"> </text:span><text:span text:style-name="T9">paires</text:span><text:span text:style-name="T1"> &lt;Bat1, ProdA&gt; </text:span><text:span text:style-name="T9">et</text:span><text:span text:style-name="T1"> &lt;Bat1, ProdB&gt;, </text:span><text:span text:style-name="T9">toutes</text:span><text:span text:style-name="T1"> </text:span><text:span text:style-name="T9">deux</text:span><text:span text:style-name="T1"> </text:span><text:span text:style-name="T9">présentes</text:span><text:span text:style-name="T1"> </text:span><text:span text:style-name="T9">dans</text:span><text:span text:style-name="T1"> </text:span><text:span text:style-name="T9">le</text:span><text:span text:style-name="T1"> tableau d'affectations "assign", </text:span><text:span text:style-name="T9">le</text:span><text:span text:style-name="T1"> couple &lt;ProdA, ProdB&gt; n'existe pas </text:span><text:span text:style-name="T9">dans</text:span><text:span text:style-name="T1"> </text:span><text:span text:style-name="T9">le</text:span><text:span text:style-name="T1"> tableau d'incompatibilité "</text:span><text:span text:style-name="T9">incomp</text:span><text:span text:style-name="T1">".</text:span></text:p>
      <text:p text:style-name="P31"/>
      <text:p text:style-name="P3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oft-page-break/><text:span text:style-name="T1">QUESTION </text:span><text:span text:style-name="T7">2</text:span><text:span text:style-name="T1"> :</text:span><text:span text:style-name="T2"> </text:span><text:span text:style-name="T3">Commentaires </text:span><text:span text:style-name="T4">sur les préconditions</text:span></text:p>
      <text:p text:style-name="P34"/>
      <text:p text:style-name="P19"><text:span text:style-name="T1">Préconditions de « </text:span><text:span text:style-name="T11">add_incomp » </text:span><text:span text:style-name="T37">(ajout d'incompatibilité entre deux produits)</text:span></text:p>
      <text:p text:style-name="P37"/>
      <text:p text:style-name="P6"><text:span text:style-name="T31">Prop1 :</text:span><text:span text:style-name="T47"> </text:span><text:span text:style-name="T46">//@ requires 0 &lt;= nb_inc &amp;&amp; nb_inc &lt; 48;</text:span></text:p>
      <text:p text:style-name="P29"><text:span text:style-name="T12">Cette propriété assure qu'avant l'appel de la méthode, le nombre « nb_inc »</text:span><text:span text:style-name="T46"> </text:span><text:span text:style-name="T12">d'incompatibilité existantes soit dans l'interval</text:span><text:span text:style-name="T21">le</text:span><text:span text:style-name="T12"> [0,48[. Cette propriété de la précondition permet d'assurer le respect de la 1ère propriété « Prop 1 » de l'invariant en sortie de méthode.</text:span></text:p>
      <text:p text:style-name="P38"/>
      <text:p text:style-name="P6"><text:span text:style-name="T31">Prop2 :</text:span><text:span text:style-name="T47"> </text:span><text:span text:style-name="T46">//@ requires !prod1.equals(prod2);</text:span></text:p>
      <text:p text:style-name="P29"><text:span text:style-name="T12">Cette propriété assure qu'avant l'appel de </text:span><text:span text:style-name="T15">la méthode</text:span><text:span text:style-name="T12">, </text:span><text:span text:style-name="T16">les deux produits désignés comme incompatibles ne soient pas les mêmes. Cette propriété de la précondit</text:span><text:span text:style-name="T20">i</text:span><text:span text:style-name="T16">on permet d'assure</text:span><text:span text:style-name="T19">r</text:span><text:span text:style-name="T16"> le respect de la 5ème propriété « Prop 5 » de l'invariant</text:span><text:span text:style-name="T12"> en sortie de méthode.</text:span></text:p>
      <text:p text:style-name="P38"/>
      <text:p text:style-name="P6"><text:span text:style-name="T31">Prop3 :</text:span><text:span text:style-name="T47"> </text:span><text:span text:style-name="T46">//@ requires prod1.startsWith("</text:span><text:span text:style-name="T49">Prod</text:span><text:span text:style-name="T46">") &amp;&amp; prod2.startsWith("</text:span><text:span text:style-name="T49">Prod</text:span><text:span text:style-name="T46">");</text:span></text:p>
      <text:p text:style-name="P29"><text:span text:style-name="T12">Cette propriété assure qu'avant l'appel de </text:span><text:span text:style-name="T15">la méthode</text:span><text:span text:style-name="T12">, </text:span><text:span text:style-name="T16">les deux produits désignés comme incompatibles </text:span><text:span text:style-name="T17">soient bel et bien des produits (commençants par la chaîne de caractères « Prod »</text:span><text:span text:style-name="T18">)</text:span><text:span text:style-name="T16">. Cette propriété de la précondit</text:span><text:span text:style-name="T21">i</text:span><text:span text:style-name="T16">on permet d'assure</text:span><text:span text:style-name="T19">r</text:span><text:span text:style-name="T16"> le respect de la </text:span><text:span text:style-name="T22">3</text:span><text:span text:style-name="T16">ème propriété « Prop </text:span><text:span text:style-name="T22">3</text:span><text:span text:style-name="T16"> » de l'invariant</text:span><text:span text:style-name="T12"> en sortie de méthode.</text:span></text:p>
      <text:p text:style-name="P9"/>
      <text:p text:style-name="P10"/>
      <text:p text:style-name="P13">Préconditions de « <text:span text:style-name="T10">add_assign » </text:span><text:span text:style-name="T44">(</text:span><text:span text:style-name="T45">assignation d'un produit à un bâtiment</text:span><text:span text:style-name="T44">)</text:span></text:p>
      <text:p text:style-name="P40"/>
      <text:p text:style-name="P3"><text:span text:style-name="T31">Prop1 :</text:span><text:span text:style-name="T13"> </text:span><text:span text:style-name="T46">//@ requires 0 &lt;= nb_assign &amp;&amp; nb_assign &lt; 29;</text:span></text:p>
      <text:p text:style-name="P28"><text:span text:style-name="T12">Cette propriété assure qu'avant l'appel de la méthode, le nombre « nb_</text:span><text:span text:style-name="T23">assign</text:span><text:span text:style-name="T12"> »</text:span><text:span text:style-name="T46"> </text:span><text:span text:style-name="T12">d</text:span><text:span text:style-name="T23">e produits assignés à un bâtiment</text:span><text:span text:style-name="T12"> soit dans l'interval</text:span><text:span text:style-name="T21">le</text:span><text:span text:style-name="T12"> [0,</text:span><text:span text:style-name="T23">29</text:span><text:span text:style-name="T12">[. Cette propriété de la précondition permet d'assurer le respect de la </text:span><text:span text:style-name="T23">2ème</text:span><text:span text:style-name="T12"> propriété « Prop </text:span><text:span text:style-name="T24">2</text:span><text:span text:style-name="T12"> » de l'invariant en sortie de méthode.</text:span></text:p>
      <text:p text:style-name="P39"/>
      <text:p text:style-name="P5"><text:span text:style-name="T31">Prop</text:span><text:span text:style-name="T32">2 :</text:span><text:span text:style-name="T14"> </text:span><text:span text:style-name="T46">//@ requires prod.startsWith("</text:span><text:span text:style-name="T49">Prod</text:span><text:span text:style-name="T46">") &amp;&amp; bat.startsWith("Bat");</text:span></text:p>
      <text:p text:style-name="P28"><text:span text:style-name="T12">Cette propriété assure avant l'appel de </text:span><text:span text:style-name="T15">la méthode </text:span><text:span text:style-name="T24">qu'un produit,qui est bel et bien un produit (</text:span><text:span text:style-name="T17">commençant par la chaîne de caractères « Prod »</text:span><text:span text:style-name="T24">) est assigné à un bâtiment, qui est bel et bien un bâtiment (</text:span><text:span text:style-name="T17">commençant par la chaîne de caractères « </text:span><text:span text:style-name="T24">Bat</text:span><text:span text:style-name="T17"> »</text:span><text:span text:style-name="T24">)</text:span><text:span text:style-name="T16">. Cette propriété de la précondit</text:span><text:span text:style-name="T20">i</text:span><text:span text:style-name="T16">on permet d'assure</text:span><text:span text:style-name="T19">r</text:span><text:span text:style-name="T16"> le respect de la </text:span><text:span text:style-name="T25">4</text:span><text:span text:style-name="T16">ème propriété « Prop </text:span><text:span text:style-name="T25">4</text:span><text:span text:style-name="T16"> » de l'invariant</text:span><text:span text:style-name="T12"> en sortie de méthode.</text:span></text:p>
      <text:p text:style-name="P44"/>
      <text:p text:style-name="P4"><text:span text:style-name="T31">Prop</text:span><text:span text:style-name="T32">3 :</text:span><text:span text:style-name="T14"> </text:span><text:span text:style-name="T46">//@ requires (\</text:span><text:span text:style-name="T49">forall</text:span><text:span text:style-name="T46"> </text:span><text:span text:style-name="T49">int</text:span><text:span text:style-name="T46"> d; 0&lt;= d &amp;&amp; d&lt; nb_assign; </text:span></text:p>
      <text:p text:style-name="P49"><text:tab/><text:tab/>( (assign[d][0]).equals(bat) ==&gt; </text:p>
      <text:p text:style-name="P4"><text:span text:style-name="T46"><text:tab/><text:tab/><text:tab/>!(\exists </text:span><text:span text:style-name="T49">int</text:span><text:span text:style-name="T46"> f; 0&lt;= f &amp;&amp; f &lt; nb_inc; </text:span></text:p>
      <text:p text:style-name="P4"><text:span text:style-name="T46"><text:tab/><text:tab/><text:tab/><text:tab/>(</text:span><text:span text:style-name="T49">incomp</text:span><text:span text:style-name="T46">[f][0]).equals(assign[d][1]) </text:span></text:p>
      <text:p text:style-name="P5"><text:span text:style-name="T46"><text:tab/><text:tab/><text:tab/><text:tab/><text:tab/>&amp;&amp; (</text:span><text:span text:style-name="T49">incomp</text:span><text:span text:style-name="T46">[f][1]).equals(</text:span><text:span text:style-name="T49">prod</text:span><text:span text:style-name="T46">) ) ) );</text:span></text:p>
      <text:p text:style-name="P28"><text:span text:style-name="T12">Cette propriété assure qu'avant l'appel de </text:span><text:span text:style-name="T15">la méthode</text:span><text:span text:style-name="T12">, </text:span><text:span text:style-name="T16">l</text:span><text:span text:style-name="T26">'assignement d'un produit à un bâtiment n'est correcte que si ce produit est compatible avec les autres produits déjà assignés à ce bâtiment</text:span><text:span text:style-name="T16">. Cette propriété de la précondit</text:span><text:span text:style-name="T21">i</text:span><text:span text:style-name="T16">on permet d'assure</text:span><text:span text:style-name="T19">r</text:span><text:span text:style-name="T16"> le respect de la </text:span><text:span text:style-name="T27">7</text:span><text:span text:style-name="T16">ème propriété « Prop </text:span><text:span text:style-name="T27">7</text:span><text:span text:style-name="T16"> » de l'invariant</text:span><text:span text:style-name="T12"> en sortie de méthode.</text:span></text:p>
      <text:p text:style-name="P36"/>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27"><text:soft-page-break/><text:span text:style-name="T1">QUESTION </text:span><text:span text:style-name="T8">3</text:span><text:span text:style-name="T1"> :</text:span><text:span text:style-name="T2"> </text:span><text:span text:style-name="T5">Documentation et Spécification de « findBat »</text:span></text:p>
      <text:p text:style-name="P35"/>
      <text:p text:style-name="P52"><text:span text:style-name="T42">D</text:span><text:span text:style-name="T43">ocumentation</text:span></text:p>
      <text:p text:style-name="P45">La méthode « findBat » prend en entrée un produit et retourne un bâtiment auquel ce produit peut être assigné.</text:p>
      <text:p text:style-name="P16"><text:span text:style-name="T11">La méthode la plus simple et la moins efficace consisterait à toujours assigner un même type produit à chaque bâtiment. </text:span><text:span text:style-name="T38">Ainsi, aucune</text:span><text:span text:style-name="T11"> incompatibilité ne subsiste dans les bâtiments, ceux-ci ne contenant chacun uniquement </text:span><text:span text:style-name="T38">qu'</text:span><text:span text:style-name="T11">un seul type de produit.</text:span></text:p>
      <text:p text:style-name="P45"/>
      <text:p text:style-name="P48">Méthode « findBat » :</text:p>
      <text:p text:style-name="P17"><text:span text:style-name="T11">Notre méthode parcourt les bâtiments déjà existants dans l</text:span><text:span text:style-name="T39">e</text:span><text:span text:style-name="T11"> table</text:span><text:span text:style-name="T39">au</text:span><text:span text:style-name="T11"> « assign ». </text:span><text:span text:style-name="T39">Avec la méthode « compatible », p</text:span><text:span text:style-name="T11">our chaque bâtiment trouvé, elle détermine si le produit passé en entrée de la méthode est compatible avec tous les produits déjà assigné</text:span><text:span text:style-name="T39">s à ce bâtiment. Si oui, alors notre méthode retourne le bâtiment. Si tous les bâtiments existants sont parcourus et qu'aucun ne satisfait à la compatibilité du produit passé en entrée, alors notre méthode « findBat » invoque la méthode « newBat » qui renvoie un nouveau bâtiment (par définition donc vide) auquel le produit pourra être assigné.</text:span></text:p>
      <text:p text:style-name="P46"/>
      <text:p text:style-name="P18"><text:span text:style-name="T39">M</text:span><text:span text:style-name="T11">éthode « compatible » :</text:span></text:p>
      <text:p text:style-name="P47">La méthode « compatible » prend en entrée deux produit et vérifie que le tableau « incomp » ne contient aucune entrée concernant ces deux produits. Si tel est le cas, alors les deux produits sont compatibles et la méthode renvoie « true ». Si une entrée concernant les deux produits est trouvée dans le tableau « incomp » alors ils sont incompatible et la méthode renvoie « false ».</text:p>
      <text:p text:style-name="P47"/>
      <text:p text:style-name="P48">Méthode « newBat » :</text:p>
      <text:p text:style-name="P20"><text:span text:style-name="T40">La méthode « newBat » parcourt les bâtiments existants dans le tableau « assign » et retourne un nom de bâtiment (« Ba</text:span><text:span text:style-name="T34">t_i », i entier) non existant dans le tableau « assign ». Le bâtiment retourné est vide.</text:span></text:p>
      <text:p text:style-name="P42"/>
      <text:p text:style-name="P42"/>
      <text:p text:style-name="P20"><text:span text:style-name="T11">Spécification</text:span><text:span text:style-name="T41">s de « findBat » :</text:span></text:p>
      <text:p text:style-name="P43">Afin de définir une spécification JML de la méthode « findBat », nous essaierons dans un premier temps de définir une spécification informelle de cette méthode. Nous nous baserons ensuite sur cette spécification informelle pour établir la spécification JML de la méthode « findBat ».</text:p>
      <text:p text:style-name="P43"/>
      <text:p text:style-name="P41">Spécification informelle :</text:p>
      <text:p text:style-name="P21"><text:span text:style-name="T35">1. </text:span><text:span text:style-name="T33">La méthode « findBat » prend en entrée un produit et retourne un bâtiment.</text:span></text:p>
      <text:p text:style-name="P22"><text:span text:style-name="T35">2. </text:span><text:span text:style-name="T33">Le bâtiment retourné par la méthode est un nouveau bâtiment (obtenu par l'invocation de la méthode « newBat ») si et seulement si, le produit passé en entrée de la méthode ne peut être assigné à aucun bâtiment déjà présent dans le tableau « assign ».</text:span></text:p>
      <text:p text:style-name="P22"><text:span text:style-name="T35">3. </text:span><text:span text:style-name="T36">L</text:span><text:span text:style-name="T33">e bâtiment retourné par la méthode existe déjà dans le </text:span><text:span text:style-name="T35">tableau « assign » </text:span><text:span text:style-name="T36">si et seulement si,</text:span><text:span text:style-name="T35"> tous les produits déjà assignés à ce bâtiment sont compatibles avec le produit passé en entrée.</text:span></text:p>
      <text:p text:style-name="P43"/>
      <text:p text:style-name="P41">Spécification JML :</text:p>
      <text:p text:style-name="P7"><text:span text:style-name="T29">1. </text:span><text:span text:style-name="T46">//@ requires Prod.startsWith("</text:span><text:span text:style-name="T49">Prod</text:span><text:span text:style-name="T46">");</text:span></text:p>
      <text:p text:style-name="P2"><text:span text:style-name="T12"><text:s text:c="3"/></text:span><text:span text:style-name="T46">//@ ensures \result.startsWith("Bat");</text:span></text:p>
      <text:p text:style-name="P8"><text:span text:style-name="T30">2</text:span><text:span text:style-name="T29">. </text:span><text:span text:style-name="T46">//@ ensures ( (\result.equals(newBat</text:span><text:span text:style-name="T51">(</text:span><text:span text:style-name="T46">))) &lt;==&gt;</text:span></text:p>
      <text:p text:style-name="P8"><text:span text:style-name="T46"><text:tab/>!(\exists </text:span><text:span text:style-name="T49">int</text:span><text:span text:style-name="T46"> d; 0&lt;= d </text:span><text:span text:style-name="T51">&amp;</text:span><text:span text:style-name="T46">&amp; d&lt; nb_assign; </text:span></text:p>
      <text:p text:style-name="P8"><text:span text:style-name="T46"><text:tab/><text:tab/>(\</text:span><text:span text:style-name="T49">forall</text:span><text:span text:style-name="T46"> </text:span><text:span text:style-name="T49">int</text:span><text:span text:style-name="T46"> f; 0&lt;= f </text:span><text:span text:style-name="T51">&amp;</text:span><text:span text:style-name="T46">&amp; f&lt; nb_assign; </text:span></text:p>
      <text:p text:style-name="P50"><text:tab/><text:tab/><text:tab/>(assign[d][0].equals(assign[f][0])) ==&gt; </text:p>
      <text:p text:style-name="P8"><text:span text:style-name="T46"><text:tab/><text:tab/><text:tab/>compatible</text:span><text:span text:style-name="T51">(</text:span><text:span text:style-name="T46">assign[f][1],</text:span><text:span text:style-name="T49">Prod</text:span><text:span text:style-name="T46">)) ) );</text:span></text:p>
      <text:p text:style-name="P51"><text:span text:style-name="T30">3</text:span><text:span text:style-name="T29">.</text:span><text:span text:style-name="T12"> </text:span><text:span text:style-name="T12"><text:s/></text:span><text:span text:style-name="T46">//@ ensures ( !(\result.equals(newBat</text:span><text:span text:style-name="T51">(</text:span><text:span text:style-name="T46">))) &lt;==&gt;</text:span></text:p>
      <text:p text:style-name="P51"><text:span text:style-name="T46"><text:tab/>(\</text:span><text:span text:style-name="T49">forall</text:span><text:span text:style-name="T46"> </text:span><text:span text:style-name="T49">int</text:span><text:span text:style-name="T46"> f; 0&lt;= f </text:span><text:span text:style-name="T51">&amp;</text:span><text:span text:style-name="T46">&amp; f&lt; nb_assign; </text:span></text:p>
      <text:p text:style-name="P51"><text:span text:style-name="T46"><text:tab/><text:tab/>(\</text:span><text:span text:style-name="T49">forall</text:span><text:span text:style-name="T46"> </text:span><text:span text:style-name="T49">int</text:span><text:span text:style-name="T46"> d; 0&lt;= d </text:span><text:span text:style-name="T51">&amp;</text:span><text:span text:style-name="T46">&amp; d&lt; nb_assign; </text:span></text:p>
      <text:p text:style-name="P51"><text:span text:style-name="T46"><text:tab/><text:tab/><text:tab/>(assign[f][0].equals(assign[d][0])) ==&gt; </text:span></text:p>
      <text:p text:style-name="P51"><text:span text:style-name="T46"><text:tab/><text:tab/><text:tab/>(compatible</text:span><text:span text:style-name="T51">(</text:span><text:span text:style-name="T46">assign[d][1],</text:span><text:span text:style-name="T49">Prod</text:span><text:span text:style-name="T46">)) ) ) );</text:span><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ile </meta:initial-creator>
    <meta:creation-date>2015-11-01T11:31:04.152045324</meta:creation-date>
    <dc:date>2015-11-02T18:52:17.203751690</dc:date>
    <dc:creator>smile </dc:creator>
    <meta:editing-duration>PT10H46M39S</meta:editing-duration>
    <meta:editing-cycles>38</meta:editing-cycles>
    <meta:generator>LibreOffice/4.4.3.2$Linux_X86_64 LibreOffice_project/40m0$Build-2</meta:generator>
    <meta:document-statistic meta:table-count="0" meta:image-count="0" meta:object-count="0" meta:page-count="3" meta:paragraph-count="72" meta:word-count="1152" meta:character-count="7130" meta:non-whitespace-character-count="6003"/>
  </office:meta>
</office:document-meta>
</file>